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 : </text:p>
      <text:p text:style-name="Standard"/>
      <text:p text:style-name="Standard">Gameplay :</text:p>
      <text:p text:style-name="Standard"/>
      <text:p text:style-name="Standard">Introduction ; voir le document cinématique d'intro.</text:p>
      <text:p text:style-name="Standard"/>
      <text:p text:style-name="Standard">Le joueur se retrouve devant son vaisseau. Le cube dans le dos, la barre de « sanité » à 100%.</text:p>
      <text:p text:style-name="Standard">Prise en main de la caméra et du déplacement du joueur.</text:p>
      <text:p text:style-name="Standard">Après 5 sec in Game.</text:p>
      <text:p text:style-name="Standard">Une bulle d'info s'indique en haut, « Appuie sur « E » pour lacher le cube ».</text:p>
      <text:p text:style-name="Standard">Le joueur peut se déplacer mais si il va trop loin de la « Zone de départ » le cube tombe au sol tout seul.</text:p>
      <text:p text:style-name="Standard">La barre de « sanité » descend en fonction de la distance entre le cube laché au sol et le joueur.</text:p>
      <text:p text:style-name="Standard">Si le joueur va trop loin, il s'évanoui et réaparait auprès du cube.</text:p>
      <text:p text:style-name="Standard"/>
      <text:p text:style-name="Standard">(Prenons ce cas la : Le joueur s'éloigne, un effet de léger flou s'active à l'écran après 10 mètres. Après 15 mètres la caméra vassille. Après 20 mètres, un filtre s'active à l'écran qui modifie l'environnement. Après 30 mètres, le joueur lance l'animation « s'évanouir ». Il réaparait à côté du cube.)</text:p>
      <text:p text:style-name="Standard"/>
      <text:p text:style-name="Standard">Le symbole : scan disponible s'affiche.</text:p>
      <text:p text:style-name="Standard">Le joueur clic dessus ou appuie sur la touche « scan ».</text:p>
      <text:p text:style-name="Standard">Une animation à l'écran se lance indiquant « une nouvelle coordonnée à été ajoutée au journal ».</text:p>
      <text:p text:style-name="Standard"/>
      <text:p text:style-name="Standard">Après 5 sec où le joueur ne ramasse pas le cube.</text:p>
      <text:p text:style-name="Standard">Une bulle d'info s'indique en haut, « Appuie sur « E » pour ramasser le cube lorsque vous êtes à côté ».</text:p>
      <text:p text:style-name="Standard"/>
      <text:p text:style-name="Standard">Une fois le cube ramassé. Une bulle d'info s'indique en haut, « Appuie sur « F » pour ouvrir le carnet de navigation ».</text:p>
      <text:p text:style-name="Standard"/>
      <text:p text:style-name="Standard">Le carnet s'ouvre.</text:p>
      <text:p text:style-name="Standard">La caméra se rapproche du joueur, le personnage prend de son dos l'artefact et le place sur sa main paume ouverte et tournée vers le haut, une animation s'active montrant qu'un menu sort de l'artefact.</text:p>
      <text:p text:style-name="Standard"/>
      <text:p text:style-name="Standard">Le joueur est face à l'onglet « Analyse de l'Artefact ». Une petite animation montre les nouvelles coordonnées enregistrées.</text:p>
      <text:p text:style-name="Standard"/>
      <text:p text:style-name="Standard">//Optionnel – à PlayTester -- Si le joueur ne fait rien pendant 5 sec. <text:s/>Une bulle d'info s'indique en haut, «Aller dans l'onglet « carte » pour interprêter les coordonnées sur la carte».</text:p>
      <text:p text:style-name="Standard"/>
      <text:p text:style-name="Standard">Le joueur va dans l'onglet « carte ». Il prend les coordonnées, se situe et regarde où il doit se rendre sur la carte.</text:p>
      <text:p text:style-name="Standard"/>
      <text:p text:style-name="Standard">Le joueur marche jusqu'à la zone.</text:p>
      <text:p text:style-name="Standard">Le joueur par curiosité lache le cube à mainte reprise lors du trajet, des animations s'active si le joueur trouve des zones de détection. Elles ne sont pas indiquées et sont gratuites.</text:p>
      <text:p text:style-name="Standard"/>
      <text:p text:style-name="Standard">Le joueur lache le cube et une mini-stelle sort du désert. La stelle est dotée d'une texture animée et lorsque le joueur s'en approche. La texture animée disparait et un message s'affiche en bas de l'écran : « Nouvelle entrée ». </text:p>
      <text:p text:style-name="Standard"/>
      <text:p text:style-name="Standard"><text:soft-page-break/>Le joueur ouvre son carnet grâce à « F » ou à la touche carnet. Là l'onglet « objets et fresques » s'ouvre. Le dessin de la mini-stelle apparrait grâce à une animation et le joueur peut cliquer dessus pour aggrandir l'image. Un onglet s'ouvre à l'aide d'une animation et cet onglet permet au joueur d'écrire sur la mini-stelle qu'il vient de découvrir.</text:p>
      <text:p text:style-name="Standard"/>
      <text:p text:style-name="Standard">Lors de son chemin il croise aussi des objets qui sont sorti du sable, il faut juste se rendre devant pas besoin de lacher le cube. Des anotations sont rajoutées à la carte quand au emplacement de ceux-ci.</text:p>
      <text:p text:style-name="Standard"/>
      <text:p text:style-name="Standard">Le joueur referme le carnet grâce à la touche « Escape » ou retour.</text:p>
      <text:p text:style-name="Standard"/>
      <text:p text:style-name="Standard">Une fois arriver dans la zone, une indication se fait à l'écran. « Détèction de la zone ».</text:p>
      <text:p text:style-name="Standard"/>
      <text:p text:style-name="Standard">Si le joueur lache le cube au sol. Une lumière s'active au sol, un indicateur, montrant la direction vers laquelle le joueur doit se tourner et une variante entre bleu et rouge s'indique, rouge étant éloigné et bleu étant proche de l'objet rechercher.</text:p>
      <text:p text:style-name="Standard"/>
      <text:p text:style-name="Standard">Le joueur lache donc le cube plusieurs fois et se rapproche ainsi de la zone de détection.</text:p>
      <text:p text:style-name="Standard">Lorsque le cube se pose dans la zone de détection une animation de caméra se lance.</text:p>
      <text:p text:style-name="Standard"/>
      <text:p text:style-name="Standard">La caméra montre le village d'un point de vue aérien, et ensuite montre que l'artefact s'est fait aspiré par un mecanisme, qui le bloque au centre de celui-ci. Empêchant ainsi le joueur de partir.</text:p>
      <text:p text:style-name="Standard">Le joueur doit faire le tour du village à la recherche d'indice pour résoudre l'énigme.</text:p>
      <text:p text:style-name="Standard"/>
      <text:p text:style-name="Standard">L'énigme est un totem. Trois têtes sont posées l'une sur l'autre. Un petit hotel est placer devant le totem à côté de l'endroit ou est emprisonner le cube. Le joueur se dirige vers le petit hotel, un trou pour mettre sa main est devant le joueur. À ce moment la une indication se fait en haut de l'écran : « Appuyez sur « A » pour activer l'énigme ».</text:p>
      <text:p text:style-name="Standard"/>
      <text:p text:style-name="Standard">Lorsque le joueur active l'énigme, il ne peut plus bouger, et sa caméra se change d'angle. Un message se fait à l'écran : « Appuyez sur « A » pour sortir de l'énigme ».</text:p>
      <text:p text:style-name="Standard"/>
      <text:p text:style-name="Standard">Si le joueur reste sur l'énigme, ne pouvant plus bouger il doit utiliser ses axes de déplacement pour faire tourner les têtes du totems. Horizontal pour passer d'une tête à une autre et Vertical pour faire tourner les têtes sur leur axe de rotation.</text:p>
      <text:p text:style-name="Standard"/>
      <text:p text:style-name="Standard">Peut importe ce que le joueur ferra pour le moment, rien ne s'activera.</text:p>
      <text:p text:style-name="Standard">Le joueur doit sortir de l'énigme et visiter le village à la recherche d'indice.</text:p>
      <text:p text:style-name="Standard">Derrière une maison il y a la disposition de la tête numéro 1 et 3 ensemble. Et plus loin une petite statue montre la disposition de la tête 2 et 1 ensemble. Le joueur doit marcher dans ses deux zones pour recevoir à chaque fois une indication « Note ajoutée » et une icone de carnet qui clignote.</text:p>
      <text:p text:style-name="Standard"/>
      <text:p text:style-name="Standard">Lorsque le joueur à été voir les deux zones en question. Il a dans son <text:s/>carnet un dessin complet de la représentation des totems et de leur emplacement.</text:p>
      <text:p text:style-name="Standard"/>
      <text:p text:style-name="Standard">Le joueur n'est pas obligé d'ouvrir le carnet pour avoir la solution. Il peut se rendre sur le petit hotel. </text:p>
      <text:p text:style-name="Standard">Il aligne ensuite les têtes et la une animation se lance, une vibration absorbe une partie du pouvoir du cube et le relache au sol, alimentant le totem, le totem à une lueur bleue qui passe à travers lui.</text:p>
      <text:p text:style-name="Standard"/>
      <text:p text:style-name="Standard">Le joueur est sorti de l'énigme automatiquement et peut se rendre devant le cube pour le ramasser.</text:p>
      <text:p text:style-name="Standard">L'onglet scan est disponible à nouveau lorsque l'on lache le cube au s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3T16:37:46.13</meta:creation-date>
    <dc:date>2017-01-03T17:17:20.08</dc:date>
    <meta:editing-duration>PT39M32S</meta:editing-duration>
    <meta:editing-cycles>6</meta:editing-cycles>
    <meta:generator>OpenOffice/4.1.3$Win32 OpenOffice.org_project/413m1$Build-9783</meta:generator>
    <meta:document-statistic meta:table-count="0" meta:image-count="0" meta:object-count="0" meta:page-count="2" meta:paragraph-count="45" meta:word-count="1067" meta:character-count="5720"/>
  </office:meta>
</office:document-meta>
</file>